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7.191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9.433cm"/>
    </style:style>
    <style:style style:name="co6" style:family="table-column">
      <style:table-column-properties fo:break-before="auto" style:column-width="4.634cm"/>
    </style:style>
    <style:style style:name="co7" style:family="table-column">
      <style:table-column-properties fo:break-before="auto" style:column-width="4.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tyle="normal" style:font-style-asian="normal" style:font-style-complex="norm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: BattleTank</text:p>
          </table:table-cell>
          <table:table-cell office:value-type="string">
            <text:p>Type: Project</text:p>
          </table:table-cell>
          <table:table-cell office:value-type="string">
            <text:p>Create</text:p>
          </table:table-cell>
          <table:table-cell office:value-type="string">
            <text:p>Settings/Options: “C++”, “Basic Code”, “Desktop/Console”, “Maximum Quality”, “No Content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dify Setting</text:p>
          </table:table-cell>
          <table:table-cell office:value-type="string">
            <text:p>“Main Ribbon-&gt;Settings-&gt;Project Settings-&gt;Maps&amp;Modes-&gt;Default Maps-&gt;Game Default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Maps&amp;Modes-&gt;Default Maps-&gt;Editor Startup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Publisher”-dat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Legal”-data (for Copyright messages in source code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BattleGround</text:p>
          </table:table-cell>
          <table:table-cell office:value-type="string">
            <text:p>Type: Level/Scene/Map</text:p>
          </table:table-cell>
          <table:table-cell office:value-type="string">
            <text:p>“Main Menu-&gt;File-&gt;Save As”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matLandscap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in “Content Browser-&gt;Content” and select "Create Basic Asset-&gt;Materi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new material "matLandscape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vert Material to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Blend" to ceate/enable a layered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output-pin of the "Layer Blend"-node (in the node at the right) to the "Base Color"-pin of the matLandscape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laye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the "Layer Blend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Gr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Di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Snow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texture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first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ss_D" ("_D" indicates the "Detail Map", "_N" indicates the "Normal Map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second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vel_D" ("_D" indicates the "Detail Map", "_N" indicates the "Normal Map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Coord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first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second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colo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VectorParameter" to create the first col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new VectorParameter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col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nect layers to material</text:p>
          </table:table-cell>
          <table:table-cell office:value-type="string">
            <text:p>- Draw a line from the "White"-pin of first "TextureSample-"node (in the node at the top right) to the "Layer Grass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second "TextureSample-"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the "VectorParameter"-node (in the node at the top right) to the "Layer Snow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office:value-type="string">
            <text:p>- In "Main Ribbon" click "Sav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Material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landscapeMain</text:p>
          </table:table-cell>
          <table:table-cell office:value-type="string">
            <text:p>Type: Landscape</text:p>
          </table:table-cell>
          <table:table-cell office:value-type="string">
            <text:p>Create</text:p>
          </table:table-cell>
          <table:table-cell office:value-type="string">
            <text:p>- Drag “Modes-&gt;Place(icon)-&gt;All Classes-&gt;Landscape” to the view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Manage(icon)” set the properties of the new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Manage(icon)” click “Creat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culpt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mooth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mooth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Erosion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dit the landscap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ssign material</text:p>
          </table:table-cell>
          <table:table-cell office:value-type="string">
            <text:p>- In “World Outliner” select “landscapeMain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Details-&gt;Landscape-&gt;Landscape Material” assign “matLandscape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Material Layers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Grass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Dirt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aint Landscape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"Brush Size", "Brush Falloff" and "Tool Strengt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int the material on the landscape while switching between the Target Layer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Tank</text:p>
          </table:table-cell>
          <table:table-cell office:value-type="string">
            <text:p>Type: BluePrint Class</text:p>
          </table:table-cell>
          <table:table-cell office:value-type="string">
            <text:p>Import FBX-files</text:p>
          </table:table-cell>
          <table:table-cell office:value-type="string">
            <text:p>- Right click in "Content Brows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Import Asset-&gt;Import to/Game...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files to impor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Create Blueprint</text:p>
          </table:table-cell>
          <table:table-cell office:value-type="string">
            <text:p>- Right click in Content Browse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Create Basic Asset -&gt; Blueprint Clas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Pawn" ("Actor" has too litle options, "Character" has too much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Name it "blueprint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The editor for blueprintTank opens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Create object from first FBX-file</text:p>
          </table:table-cell>
          <table:table-cell office:value-type="string">
            <text:p>- Open the editor for blueprintTank <text:span text:style-name="T1">(</text:span>if it is not already open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 and add a Static Mesh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Name the Static Mesh "mesh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Static Mesh" select "tank_fbx_Body" from the ComboBox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Create Socket for connecting an additional 3D-object</text:p>
          </table:table-cell>
          <table:table-cell office:value-type="string">
            <text:p>- From the "Content Browser" open "tank_fbx_Body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Socket Manager" click "Create Socket" <text:span text:style-name="T1">(</text:span>don't rename it yet because of a bug, V4.11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Socket Manager-&gt;Static Mesh Socket-&gt;Preview Static" select correct model/fil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Drag the Socket in its place in the Viewport <text:span text:style-name="T1">(</text:span>manually/visually unfortunately unless you know at what coordinates it is supposed to be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Socket Manager-&gt;Static Mesh Socket-&gt;Preview Static" select "Clear"as preview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Socket Manager" rename the Socke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ave Blueprin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Add additional 3D-object/FBX-file</text:p>
          </table:table-cell>
          <table:table-cell office:value-type="string">
            <text:p>- In "Content Browser"make sure all models/FBX-files are deselected <text:span text:style-name="T1">(</text:span>otherwise adding a new model will add the selected model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From the "Content Browser" open "blueprint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Viewpor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Static Mesh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Name i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hild it to the correct par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select the objec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Static Mesh" select correct model/file from the ComboBox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Sockets" select correct socket as "Parent Socke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Transform" make sure that "Location" is X=0, Y=0, Z=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ave Blueprin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Add Blueprint to the Scene</text:p>
          </table:table-cell>
          <table:table-cell office:value-type="string">
            <text:p>- Drag "blueprintTank" from "Content Browser" to the Scene</text:p>
          </table:table-cell>
          <table:table-cell table:number-columns-repeated="2"/>
        </table:table-row>
        <table:table-row table:style-name="ro1" table:number-rows-repeated="29">
          <table:table-cell table:number-columns-repeated="8"/>
        </table:table-row>
        <table:table-row table:style-name="ro1">
          <table:table-cell office:value-type="string">
            <text:p>Name: BuildingEscape</text:p>
          </table:table-cell>
          <table:table-cell office:value-type="string">
            <text:p>Type: Project</text:p>
          </table:table-cell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Bindings-&gt;Action Mappings-&gt;+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Open submenu “Bindings-&gt;Action Mapp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keyGrab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LEFT SHIFT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Assign a second key by clicking “+” again by clicking “+” next to the textbox with the name of the mappi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RIGHT MOUSE BUTTON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audioDoorLock</text:p>
          </table:table-cell>
          <table:table-cell office:value-type="string">
            <text:p>type: Audio</text:p>
          </table:table-cell>
          <table:table-cell office:value-type="string">
            <text:p>Create Audio-object</text:p>
          </table:table-cell>
          <table:table-cell office:value-type="string">
            <text:p>- Rightclick in "Content Browser-&gt;Cont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w 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Audio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"Audio"-folder to enter 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click in "Audio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Import to /Game/Audio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audio file to im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ename it to "aduioDoorLock"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uildingEscapeGameMode</text:p>
          </table:table-cell>
          <table:table-cell office:value-type="string">
            <text:p>Type: Game Mode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GameModeBuildingEscape</text:p>
          </table:table-cell>
          <table:table-cell office:value-type="string">
            <text:p>Type: BluePrint Class / Game Mode</text:p>
          </table:table-cell>
          <table:table-cell office:value-type="string">
            <text:p>Create Blueprint</text:p>
          </table:table-cell>
          <table:table-cell office:value-type="string">
            <text:p>- Right Click on “Content Browser-&gt;C++ Classes-&gt;BuildingEscape-&gt;BuildingEscape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 based on BuildingEscape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=”blueprintGameModeBuildingEscap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The Blueprint Inspector is open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“Details-&gt;Classes-&gt;Default Pawn Class”=blueprintPawnDefaul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other chang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Main Ribbon-&gt;Compile” to compile ty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lect Blueprint as Default GameMode</text:p>
          </table:table-cell>
          <table:table-cell office:value-type="string">
            <text:p>“Main Ribbon-&gt;Settings-&gt;Project Settings-&gt;Maps &amp; Modes-&gt;Default Modes-&gt;Default GameMode”=blueprintGameModeBuildingEscap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Room</text:p>
          </table:table-cell>
          <table:table-cell office:value-type="string">
            <text:p>Name: DefaultPawn</text:p>
          </table:table-cell>
          <table:table-cell office:value-type="string">
            <text:p>Type: Pawn</text:p>
          </table:table-cell>
          <table:table-cell office:value-type="string">
            <text:p>N.B. Automatically generated by Unreal Engine when “Main Ribbon-&gt;Settings-&gt;Project Settings-&gt;Maps &amp; Modes-&gt;Default Modes-&gt;Selected GameMode-&gt;Default Pawn Class”=DefaultPaw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Click “Main Ribbon-&gt;Pla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Press [Shift][F1] to get the mouse cursor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Blueprints-&gt;Convert Selected Actor to Blueprint Class”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"Blueprint Name"=pawnDefaultPawn_Blueprin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Click “Create Bluepri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ouble click on "Content Browser-&gt;Content-&gt;Starter Content-&gt;blueprintPawnDefaul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change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Custom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Comp Grabb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Physics Handle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Eye Heigh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amera" set "Base Eye Height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"CollisionComponent"in "Compon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Simulation Generates Hit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event rolling of the pawn (it's a sphere) due to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Collision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-&gt;Contraints" check "Lock Rotation-&gt;X, Y and Z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PawnDefault</text:p>
          </table:table-cell>
          <table:table-cell office:value-type="string">
            <text:p>N.B. Automatically generated by Unreal Engine when Main Ribbon-&gt;Settings-&gt;Project Settings-&gt;Maps &amp; Modes-&gt;Default Modes-&gt;Selected GameMode-&gt;Default Pawn Class””=blueprintPawnDefaul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PlayerController</text:p>
          </table:table-cell>
          <table:table-cell office:value-type="string">
            <text:p>Type: PlayerController</text:p>
          </table:table-cell>
          <table:table-cell office:value-type="string">
            <text:p>N.B. Automatically generated by Unreal Engin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Grabbe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operty F_floatReach=100.0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PhysicsHandleComponent=nullpt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InputComponent=nullpt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_Door</text:p>
          </table:table-cell>
          <table:table-cell office:value-type="string">
            <text:p>Type: StaticMesh</text:p>
          </table:table-cell>
          <table:table-cell office:value-type="string">
            <text:p>(from Starter Conten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dd Collision Volume</text:p>
          </table:table-cell>
          <table:table-cell office:value-type="string">
            <text:p>- Right click on "Content Browser-&gt;Content-&gt;Starter Content-&gt;Props-&gt;SM_Door" and select “Edi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Ribbon-&gt;Collision" (displays collision volumes, if any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Menu-&gt;Collision-&gt;Add Box Simplifed Collision" (use as little polygons as possible for the collision volume)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Floor</text:p>
          </table:table-cell>
          <table:table-cell office:value-type="string">
            <text:p>Type: StaticMeshActor</text:p>
          </table:table-cell>
          <table:table-cell office:value-type="string">
            <text:p>(standaar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Wood_Floor_Walnut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hair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Chair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PositionReport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Frame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smaDoorFrame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OpenDoo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Property: F_actorOwningDo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Open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Clos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triggerPressurePlat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floatTriggerMas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blueprintOpenableDoor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Select “smaDoorLeft” in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Convert Selected Actor to Bueprint Class”in “Main Ribbon-&gt;Blueprints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Blueprint Name = “blueprintOpenable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Event Graph" delete everything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heck If Mesh Still Has A collider (just in case)</text:p>
          </table:table-cell>
          <table:table-cell office:value-type="string">
            <text:p>- In “Components” click on “staticMeshComponen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Details-&gt;Static Mesh” double click on thumbnail for the Static Mesh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Main Ribbon” enable “Collision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heck if collider is presen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name door in World Outliner</text:p>
          </table:table-cell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Lef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place smaDoorRight by blueprintOpenableDoor as well</text:p>
          </table:table-cell>
          <table:table-cell office:value-type="string">
            <text:p>- In "World Outliner" click "sma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DEL]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Drag "blueprintOpenableDoor" from "Content Browser-&gt;Content"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Open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Open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"Now Rotation Z=80.0" in SetActorRotation-nod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Close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Close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reate animation for opening door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Add Blueprint Timeline</text:p>
          </table:table-cell>
          <table:table-cell office:value-type="string">
            <text:p>- Search for "Add Timeline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imeline node to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ouble click on timeline 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Float Track" (f+) to add a track (i.e. curve) for a floating point numbe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OpenAng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second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Enable "Use Last Keyframe?" so the length of the track will be equal to the position of the last keyfran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Event Track" (!+) to add a track (i.e. curve) for events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Events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event</text:p>
          </table:table-cell>
          <table:table-cell office:value-type="string">
            <text:p>- Right click in track and click "Add key to CurveFloat_1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(Value doesn't matter) to "0.5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ose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Add other Blueprint nodes</text:p>
          </table:table-cell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Make Rotator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Components" click "compOpen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BeginPlay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on "Return Value"-pin of GetActorRotation and select "Promote to Variab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the newly created Set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My Blueprint" rename the variable from "NewVar_0" to "rotatorInitialRot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CombineRotators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 Rotator Initial 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Play Sound at 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t the correct soundfile at the "Sound"-pin of "Play Sound at Loc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onnect Blueprint nodes</text:p>
          </table:table-cell>
          <table:table-cell office:value-type="string">
            <text:p>- Draw a line from the "Exec"-pin of the "OnOpen"-node (in the node at the bottom right) to the "Play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Track Open Angle"-pin of the "timelineOpenableDoor"-node to the "Z (Yaw)"-pin of the "Make Rotator"-node to convert the float to a rotato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Update"-pin of the "timelineOpenableDoor"-node to the "Exec"-pin of the "Make Rotator"-node (top left) to trigger the update once each fram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Event BeginPlay"-node (in the node at the bottom right) to the "Exec"-pin of the Set-node (in the node at the top left)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"Make Rotator"-node to the "A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otator Initial Rotation"-node to the "B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CombineRotators"-node to the "New Rotation"-pin of the "SetActorRotation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OnClose"-node (in the node at the bottom right) to the "Reverse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GetActorLocation"-node to the "Location"-pin of the "Play Sound at Location"-nod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Track Events"-pin of the "timelineOpenableDoor"-node to the "Exec"-pin of the "Play Sound at Location"-node <text:span text:style-name="T1">(</text:span>in the node at the top left<text:span text:style-name="T1">)</text:span>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Lef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Lef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Righ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Righ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2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3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tvPreasurePlate</text:p>
          </table:table-cell>
          <table:table-cell office:value-type="string">
            <text:p>Type: TriggerVolume</text:p>
          </table:table-cell>
          <table:table-cell office:value-type="string">
            <text:p>Settings/Options: Drag “Trigger Volume“ from “Modes-&gt;Place-&gt;Volume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matMyPuls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“M_Tech_Hex_Tile_Pulse” in “Content Brower-&gt;Content-&gt;StarterContent-&gt;Materials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Duplicate” in the dropdown menu and name the new material “matMyPulse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rag the new material to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Move Here” from dropdown menu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dit Material</text:p>
          </table:table-cell>
          <table:table-cell office:value-type="string">
            <text:p>- Double click “matMyPulse” in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TexCoord[0]”-bloc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UTiling=10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VTiling=5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Main Ribbon” click “Appl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eiling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Glass Window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Material</text:p>
          </table:table-cell>
          <table:table-cell office:value-type="string">
            <text:p>- Kies “matMyPulse” in “Details-&gt;smaCeiling-&gt;Materials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potHighlight</text:p>
          </table:table-cell>
          <table:table-cell office:value-type="string">
            <text:p>Type: SpotLight</text:p>
          </table:table-cell>
          <table:table-cell office:value-type="string">
            <text:p>Settings/Options: Drag “Spot Light“ from “Modes-&gt;Place-&gt;Light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adjust properties in “Details-&gt;Light”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Table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TableRound“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23-03-2017</text:date>, <text:time>15:0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de Vries</meta:initial-creator>
    <meta:creation-date>2016-08-28T21:48:23.77</meta:creation-date>
    <meta:generator>OpenOffice/4.1.3$Win32 OpenOffice.org_project/413m1$Build-9783</meta:generator>
    <dc:date>2017-03-23T15:08:51.25</dc:date>
    <dc:creator>Gerard de Vries</dc:creator>
    <meta:editing-duration>P5DT13H49M22S</meta:editing-duration>
    <meta:editing-cycles>336</meta:editing-cycles>
    <meta:document-statistic meta:table-count="1" meta:cell-count="443" meta:object-count="0"/>
  </office:meta>
</office:document-meta>
</file>